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484cm" fo:margin-left="0cm" fo:margin-top="0cm" fo:margin-bottom="0cm" table:align="left" style:writing-mode="lr-tb"/>
    </style:style>
    <style:style style:name="Таблица1.A" style:family="table-column">
      <style:table-column-properties style:column-width="8.24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Contents_20_1">
      <style:paragraph-properties>
        <style:tab-stops>
          <style:tab-stop style:position="16.484cm" style:type="right" style:leader-style="dotted" style:leader-text="."/>
        </style:tab-stops>
      </style:paragraph-properties>
    </style:style>
    <style:style style:name="P2" style:family="paragraph" style:parent-style-name="Contents_20_1">
      <style:paragraph-properties>
        <style:tab-stops>
          <style:tab-stop style:position="0.776cm"/>
          <style:tab-stop style:position="16.484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.552cm"/>
          <style:tab-stop style:position="16.484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484cm" style:type="right" style:leader-style="dotted" style:leader-text="."/>
        </style:tab-stops>
      </style:paragraph-properties>
    </style:style>
    <style:style style:name="P5" style:family="paragraph" style:parent-style-name="Heading_20_1">
      <style:paragraph-properties fo:margin-top="0cm" fo:margin-bottom="0cm" loext:contextual-spacing="false" fo:line-height="150%" fo:text-align="center" style:justify-single-word="false" fo:break-before="page"/>
    </style:style>
    <style:style style:name="P6" style:family="paragraph" style:parent-style-name="Heading_20_1" style:list-style-name="WWNum6">
      <style:paragraph-properties fo:margin-top="0cm" fo:margin-bottom="0cm" loext:contextual-spacing="false" fo:line-height="150%" fo:break-before="page"/>
    </style:style>
    <style:style style:name="P7" style:family="paragraph" style:parent-style-name="Heading_20_1" style:list-style-name="WWNum6">
      <style:paragraph-properties fo:margin-top="0cm" fo:margin-bottom="0cm" loext:contextual-spacing="false" fo:line-height="150%"/>
    </style:style>
    <style:style style:name="P8" style:family="paragraph" style:parent-style-name="Heading_20_2">
      <style:paragraph-properties fo:text-align="center" style:justify-single-word="false"/>
    </style:style>
    <style:style style:name="P9" style:family="paragraph" style:parent-style-name="Heading_20_2">
      <style:paragraph-properties fo:margin-top="0cm" fo:margin-bottom="0cm" loext:contextual-spacing="false" fo:line-height="150%"/>
    </style:style>
    <style:style style:name="P10" style:family="paragraph" style:parent-style-name="Heading_20_2" style:list-style-name="WWNum6">
      <style:paragraph-properties fo:margin-top="0cm" fo:margin-bottom="0cm" loext:contextual-spacing="false" fo:line-height="150%"/>
    </style:style>
    <style:style style:name="P11" style:family="paragraph" style:parent-style-name="List_20_Paragraph" style:list-style-name="WWNum1">
      <style:paragraph-properties fo:line-height="150%"/>
    </style:style>
    <style:style style:name="P12" style:family="paragraph" style:parent-style-name="List_20_Paragraph" style:list-style-name="WWNum9">
      <style:paragraph-properties fo:line-height="150%"/>
    </style:style>
    <style:style style:name="P13" style:family="paragraph" style:parent-style-name="List_20_Paragraph" style:list-style-name="WWNum8">
      <style:paragraph-properties fo:line-height="150%"/>
    </style:style>
    <style:style style:name="P14" style:family="paragraph" style:parent-style-name="List_20_Paragraph" style:list-style-name="WWNum2">
      <style:paragraph-properties fo:margin-left="1.752cm" fo:margin-right="0cm" fo:margin-top="0.212cm" fo:margin-bottom="0cm" loext:contextual-spacing="true" fo:line-height="150%" fo:text-indent="-0.635cm" style:auto-text-indent="false"/>
    </style:style>
    <style:style style:name="P15" style:family="paragraph" style:parent-style-name="List_20_Paragraph" style:list-style-name="WWNum3">
      <style:paragraph-properties fo:margin-left="0cm" fo:margin-right="0cm" fo:margin-top="0.212cm" fo:margin-bottom="0cm" loext:contextual-spacing="true" fo:line-height="150%" fo:text-indent="1cm" style:auto-text-indent="false"/>
    </style:style>
    <style:style style:name="P16" style:family="paragraph" style:parent-style-name="List_20_Paragraph" style:list-style-name="WWNum3">
      <style:paragraph-properties fo:margin-left="0cm" fo:margin-right="0cm" fo:margin-top="0.212cm" fo:margin-bottom="0cm" loext:contextual-spacing="true" fo:line-height="150%" fo:text-indent="1cm" style:auto-text-indent="false"/>
      <style:text-properties style:font-name-complex="Times New Roman1" style:font-size-complex="14pt"/>
    </style:style>
    <style:style style:name="P17" style:family="paragraph" style:parent-style-name="Standard">
      <style:paragraph-properties fo:text-align="center" style:justify-single-word="false"/>
    </style:style>
    <style:style style:name="P18" style:family="paragraph" style:parent-style-name="Standard">
      <style:text-properties fo:font-size="12pt" style:font-size-asian="12pt" style:font-name-complex="Times New Roman1" style:font-size-complex="12pt"/>
    </style:style>
    <style:style style:name="P19" style:family="paragraph" style:parent-style-name="Standard">
      <style:paragraph-properties fo:text-align="center" style:justify-single-word="false"/>
      <style:text-properties fo:font-size="12pt" style:font-size-asian="12pt" style:font-name-complex="Times New Roman1" style:font-size-complex="12pt"/>
    </style:style>
    <style:style style:name="P20" style:family="paragraph" style:parent-style-name="Standard">
      <style:paragraph-properties>
        <style:tab-stops>
          <style:tab-stop style:position="4.001cm"/>
          <style:tab-stop style:position="8.001cm"/>
          <style:tab-stop style:position="11.001cm"/>
          <style:tab-stop style:position="12.002cm"/>
        </style:tab-stops>
      </style:paragraph-properties>
      <style:text-properties fo:font-size="12pt" style:font-size-asian="12pt" style:font-name-complex="Times New Roman1" style:font-size-complex="12pt"/>
    </style:style>
    <style:style style:name="P21" style:family="paragraph" style:parent-style-name="Standard">
      <style:paragraph-properties>
        <style:tab-stops>
          <style:tab-stop style:position="4.001cm"/>
          <style:tab-stop style:position="9.001cm"/>
          <style:tab-stop style:position="12.002cm"/>
          <style:tab-stop style:position="13.002cm"/>
        </style:tab-stops>
      </style:paragraph-properties>
      <style:text-properties fo:font-size="12pt" style:font-size-asian="12pt" style:font-name-complex="Times New Roman1" style:font-size-complex="12pt"/>
    </style:style>
    <style:style style:name="P22" style:family="paragraph" style:parent-style-name="Standard">
      <style:paragraph-properties>
        <style:tab-stops>
          <style:tab-stop style:position="4.001cm"/>
          <style:tab-stop style:position="9.502cm"/>
          <style:tab-stop style:position="12.002cm"/>
          <style:tab-stop style:position="12.753cm"/>
        </style:tab-stops>
      </style:paragraph-properties>
    </style:style>
    <style:style style:name="P23" style:family="paragraph" style:parent-style-name="Standard">
      <style:paragraph-properties>
        <style:tab-stops>
          <style:tab-stop style:position="4.001cm"/>
          <style:tab-stop style:position="9.502cm"/>
          <style:tab-stop style:position="12.002cm"/>
          <style:tab-stop style:position="13.002cm"/>
        </style:tab-stops>
      </style:paragraph-properties>
    </style:style>
    <style:style style:name="P24" style:family="paragraph" style:parent-style-name="Standard">
      <style:paragraph-properties>
        <style:tab-stops>
          <style:tab-stop style:position="4.001cm"/>
          <style:tab-stop style:position="9.502cm"/>
          <style:tab-stop style:position="12.002cm"/>
          <style:tab-stop style:position="13.002cm"/>
          <style:tab-stop style:position="16.002cm"/>
        </style:tab-stops>
      </style:paragraph-properties>
    </style:style>
    <style:style style:name="P25" style:family="paragraph" style:parent-style-name="Standard">
      <style:text-properties style:language-asian="ru" style:country-asian="RU" style:font-name-complex="Times New Roman1" style:font-size-complex="14pt"/>
    </style:style>
    <style:style style:name="P26" style:family="paragraph" style:parent-style-name="Standard">
      <style:text-properties fo:font-weight="bold" style:font-weight-asian="bold" style:font-name-complex="Times New Roman1" style:font-weight-complex="bold"/>
    </style:style>
    <style:style style:name="P27" style:family="paragraph" style:parent-style-name="Standard">
      <style:text-properties style:font-name-complex="Times New Roman1" style:font-size-complex="14pt"/>
    </style:style>
    <style:style style:name="P28" style:family="paragraph" style:parent-style-name="Standard">
      <style:paragraph-properties fo:line-height="150%"/>
      <style:text-properties style:font-name-complex="Times New Roman1" style:font-size-complex="14pt"/>
    </style:style>
    <style:style style:name="P29" style:family="paragraph" style:parent-style-name="Standard">
      <style:paragraph-properties fo:line-height="150%"/>
    </style:style>
    <style:style style:name="P30" style:family="paragraph" style:parent-style-name="Standard">
      <style:paragraph-properties fo:line-height="150%" fo:text-align="end" style:justify-single-word="false"/>
    </style:style>
    <style:style style:name="P31" style:family="paragraph" style:parent-style-name="Standard">
      <style:paragraph-properties fo:line-height="100%" fo:text-align="center" style:justify-single-word="false"/>
    </style:style>
    <style:style style:name="P32" style:family="paragraph" style:parent-style-name="Standard">
      <style:text-properties style:font-name="Times New Roman" fo:font-size="14pt" style:font-name-asian="Calibri1" style:font-size-asian="14pt" style:font-name-complex="F" style:font-size-complex="14pt"/>
    </style:style>
    <style:style style:name="P33" style:family="paragraph" style:parent-style-name="Standard">
      <style:paragraph-properties fo:margin-left="9.502cm" fo:margin-right="0cm" fo:text-align="center" style:justify-single-word="false" fo:text-indent="0cm" style:auto-text-indent="false"/>
    </style:style>
    <style:style style:name="P34" style:family="paragraph" style:parent-style-name="Standard">
      <style:paragraph-properties fo:margin-left="0cm" fo:margin-right="0cm" fo:line-height="150%" fo:text-indent="1.249cm" style:auto-text-indent="false"/>
      <style:text-properties officeooo:paragraph-rsid="0004e859"/>
    </style:style>
    <style:style style:name="P35" style:family="paragraph" style:parent-style-name="Standard">
      <style:paragraph-properties fo:margin-left="0cm" fo:margin-right="0cm" fo:line-height="150%" fo:text-indent="0.635cm" style:auto-text-indent="false"/>
    </style:style>
    <style:style style:name="P36" style:family="paragraph" style:parent-style-name="Standard">
      <style:paragraph-properties fo:margin-left="0cm" fo:margin-right="0cm" fo:margin-top="0.212cm" fo:margin-bottom="0cm" loext:contextual-spacing="false" fo:text-indent="1.251cm" style:auto-text-indent="false"/>
      <style:text-properties style:font-name-complex="Times New Roman1" style:font-size-complex="14pt"/>
    </style:style>
    <style:style style:name="P37" style:family="paragraph" style:parent-style-name="Standard">
      <style:paragraph-properties fo:margin-left="0cm" fo:margin-right="0cm" fo:margin-top="0.212cm" fo:margin-bottom="0cm" loext:contextual-spacing="false" fo:line-height="150%" fo:text-indent="1.251cm" style:auto-text-indent="false"/>
      <style:text-properties style:font-name-complex="Times New Roman1" style:font-size-complex="14pt"/>
    </style:style>
    <style:style style:name="P38" style:family="paragraph" style:parent-style-name="Standard">
      <style:paragraph-properties fo:margin-left="0cm" fo:margin-right="0cm" fo:margin-top="0.212cm" fo:margin-bottom="0cm" loext:contextual-spacing="false" fo:line-height="150%" fo:text-indent="1.251cm" style:auto-text-indent="false"/>
    </style:style>
    <style:style style:name="P39" style:family="paragraph" style:parent-style-name="Standard">
      <style:paragraph-properties fo:margin-left="0cm" fo:margin-right="0cm" fo:line-height="150%" fo:text-indent="-0.25cm" style:auto-text-indent="false"/>
      <style:text-properties style:font-name-complex="Times New Roman1" style:font-size-complex="14pt"/>
    </style:style>
    <style:style style:name="P40" style:family="paragraph" style:parent-style-name="Standard" style:master-page-name="Standard">
      <style:paragraph-properties fo:text-align="center" style:justify-single-word="false" style:page-number="auto"/>
    </style:style>
    <style:style style:name="P41" style:family="paragraph" style:parent-style-name="Standard">
      <style:paragraph-properties fo:margin-left="0cm" fo:margin-right="0cm" fo:line-height="150%" fo:text-indent="0cm" style:auto-text-indent="false"/>
    </style:style>
    <style:style style:name="P42" style:family="paragraph" style:parent-style-name="Standard">
      <style:paragraph-properties fo:margin-left="0cm" fo:margin-right="0cm" fo:line-height="150%" fo:text-indent="0cm" style:auto-text-indent="false"/>
      <style:text-properties officeooo:paragraph-rsid="0004e859"/>
    </style:style>
    <style:style style:name="P43" style:family="paragraph" style:parent-style-name="TOC_20_Heading">
      <style:paragraph-properties fo:margin-top="0cm" fo:margin-bottom="0cm" loext:contextual-spacing="false" fo:text-align="center" style:justify-single-word="false"/>
    </style:style>
    <style:style style:name="T1" style:family="text">
      <style:text-properties style:font-name-complex="Times New Roman1"/>
    </style:style>
    <style:style style:name="T2" style:family="text">
      <style:text-properties style:font-name-complex="Times New Roman1" style:font-size-complex="14pt"/>
    </style:style>
    <style:style style:name="T3" style:family="text">
      <style:text-properties style:font-name-complex="Times New Roman1" style:font-size-complex="14pt" text:display="true"/>
    </style:style>
    <style:style style:name="T4" style:family="text">
      <style:text-properties officeooo:rsid="0000f079" style:font-name-complex="Times New Roman1" style:font-size-complex="14pt"/>
    </style:style>
    <style:style style:name="T5" style:family="text">
      <style:text-properties officeooo:rsid="00039e7e" style:font-name-complex="Times New Roman1" style:font-size-complex="14pt"/>
    </style:style>
    <style:style style:name="T6" style:family="text">
      <style:text-properties officeooo:rsid="0004e859" style:font-name-complex="Times New Roman1" style:font-size-complex="14pt"/>
    </style:style>
    <style:style style:name="T7" style:family="text">
      <style:text-properties officeooo:rsid="00063f20" style:font-name-complex="Times New Roman1" style:font-size-complex="14pt"/>
    </style:style>
    <style:style style:name="T8" style:family="text">
      <style:text-properties officeooo:rsid="00071707" style:font-name-complex="Times New Roman1" style:font-size-complex="14pt"/>
    </style:style>
    <style:style style:name="T9" style:family="text">
      <style:text-properties fo:text-transform="uppercase" style:font-name-complex="Times New Roman1"/>
    </style:style>
    <style:style style:name="T10" style:family="text">
      <style:text-properties fo:text-transform="uppercase" fo:font-size="16pt" fo:font-weight="bold" style:font-size-asian="16pt" style:font-weight-asian="bold" style:font-name-complex="Times New Roman1" style:font-size-complex="14pt"/>
    </style:style>
    <style:style style:name="T11" style:family="text">
      <style:text-properties fo:font-variant="small-caps" style:font-name-complex="Times New Roman1" style:font-size-complex="14pt"/>
    </style:style>
    <style:style style:name="T12" style:family="text">
      <style:text-properties fo:font-variant="small-caps" fo:font-size="12pt" style:font-size-asian="12pt" style:font-name-complex="Times New Roman1" style:font-size-complex="12pt"/>
    </style:style>
    <style:style style:name="T13" style:family="text">
      <style:text-properties fo:font-size="12pt" style:font-size-asian="12pt" style:font-name-complex="Times New Roman1" style:font-size-complex="12pt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2pt" style:text-underline-style="solid" style:text-underline-width="auto" style:text-underline-color="font-color" style:font-size-asian="12pt" style:font-name-complex="Times New Roman1" style:font-size-complex="12pt"/>
    </style:style>
    <style:style style:name="T16" style:family="text">
      <style:text-properties style:use-window-font-color="true" style:font-name="Times New Roman" fo:font-weight="bold" style:font-weight-asian="bold" style:font-name-complex="Times New Roman1" style:font-weight-complex="bold"/>
    </style:style>
    <style:style style:name="T17" style:family="text">
      <style:text-properties style:use-window-font-color="true" style:font-name="Times New Roman" fo:font-size="18pt" fo:font-weight="bold" style:font-size-asian="18pt" style:font-weight-asian="bold" style:font-name-complex="Times New Roman1" style:font-size-complex="18pt" style:font-weight-complex="bold"/>
    </style:style>
    <style:style style:name="T18" style:family="text">
      <style:text-properties fo:font-weight="bold" style:font-weight-asian="bold" style:font-name-complex="Times New Roman1" style:font-size-complex="14pt" style:font-weight-complex="bold"/>
    </style:style>
    <style:style style:name="T19" style:family="text">
      <style:text-properties fo:font-weight="bold" style:font-weight-asian="bold" style:font-name-complex="Times New Roman1" style:font-size-complex="16pt" style:font-weight-complex="bold"/>
    </style:style>
    <style:style style:name="T20" style:family="text">
      <style:text-properties fo:font-weight="bold" style:font-weight-asian="bold" style:font-name-complex="Times New Roman1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style:font-name-asian="F" style:language-asian="ru" style:country-asian="RU" style:font-name-complex="Times New Roman1" style:font-size-complex="14pt"/>
    </style:style>
    <style:style style:name="T23" style:family="text">
      <style:text-properties fo:language="en" fo:country="US" style:font-name-complex="Times New Roman1" style:font-size-complex="14pt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style:font-name="Times New Roman" fo:font-size="14pt" style:font-name-asian="Calibri1" style:font-size-asian="14pt" style:font-name-complex="F" style:font-size-complex="14pt"/>
    </style:style>
    <style:style style:name="T26" style:family="text">
      <style:text-properties style:font-name="Times New Roman" fo:font-size="14pt" officeooo:rsid="0000f079" style:font-size-asian="14pt" style:font-name-complex="Times New Roman1" style:font-size-complex="14pt"/>
    </style:style>
    <style:style style:name="T27" style:family="text">
      <style:text-properties style:font-name="Times New Roman" fo:font-size="14pt" officeooo:rsid="0004e859" style:font-size-asian="14pt" style:font-name-complex="Times New Roman1" style:font-size-complex="14pt"/>
    </style:style>
    <style:style style:name="T28" style:family="text">
      <style:text-properties style:font-name="Times New Roman" fo:font-size="14pt" officeooo:rsid="00063f20" style:font-size-asian="14pt" style:font-name-complex="Times New Roman1" style:font-size-complex="14pt"/>
    </style:style>
    <style:style style:name="T29" style:family="text">
      <style:text-properties officeooo:rsid="0004e859"/>
    </style:style>
    <style:style style:name="T30" style:family="text">
      <style:text-properties officeooo:rsid="00063f20"/>
    </style:style>
    <style:style style:name="T31" style:family="text">
      <style:text-properties officeooo:rsid="00071707" fo:background-color="#ffff00" loext:char-shading-value="0" style:font-name-complex="Times New Roman1" style:font-size-complex="14pt"/>
    </style:style>
    <style:style style:name="T32" style:family="text">
      <style:text-properties officeooo:rsid="00071707" fo:background-color="#ffff00" loext:char-shading-value="0" style:font-name-complex="Times New Roman1" style:font-size-complex="14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<text:span text:style-name="T1">МИНИСТЕРСТВО НАУКИ И ВЫСШЕГО ОБРАЗОВАНИЯ РФ</text:span></text:p>
      <text:p text:style-name="P17"><text:span text:style-name="T1">ФЕДЕРАЛЬНОЕ ГОСУДАРСТВЕННОЕ БЮДЖЕТНОЕ <text:line-break/>ОБРАЗОВАТЕЛЬНОЕ УЧРЕЖДЕНИЕ ВЫСШЕГО ОБРАЗОВАНИЯ <text:line-break/>«ВЯТСКИЙ ГОСУДАРСТВЕННЫЙ УНИВЕРСИТЕТ»</text:span></text:p>
      <text:p text:style-name="P17"><text:span text:style-name="T9">Институт математики и информационных систем</text:span></text:p>
      <text:p text:style-name="P17"><text:span text:style-name="T1">ФАКУЛЬТЕТ КОМПЬЮТЕРНЫХ И ФИЗИКО-МАТЕМАТИЧЕСКИХ НАУК</text:span></text:p>
      <text:p text:style-name="P17"><text:span text:style-name="T1">КАФЕДРА ПРИКЛАДНОЙ МАТЕМАТИКИ И ИНФОРМАТИКИ</text:span></text:p>
      <text:p text:style-name="P19"/>
      <text:p text:style-name="P33"><text:span text:style-name="T11">Допущен к защите</text:span></text:p>
      <text:p text:style-name="P33"><text:span text:style-name="T13">Заведующий кафедрой ПМИ</text:span></text:p>
      <text:p text:style-name="P33"><text:span text:style-name="T13">___________________ Е.В. Разова</text:span></text:p>
      <text:p text:style-name="P19"/>
      <text:p text:style-name="P19"/>
      <text:p text:style-name="P19"/>
      <text:p text:style-name="P17"><text:span text:style-name="T10">Тематическая классификация коротких текстовых сообщений</text:span></text:p>
      <text:p text:style-name="P19"/>
      <text:p text:style-name="P19"/>
      <text:p text:style-name="P17"><text:span text:style-name="T13">Курсовой проект по дисциплине<text:line-break/>«Проектная и научно-исследовательская деятельность»</text:span></text:p>
      <text:p text:style-name="P19"/>
      <text:p text:style-name="P18"/>
      <text:p text:style-name="P22"><text:span text:style-name="T13">Выполнил студент группы ФИб-3301-51-00<text:tab/></text:span><text:span text:style-name="T15"> <text:tab/> </text:span><text:span text:style-name="T13"><text:tab/>/ В.Р.Кочкин /</text:span></text:p>
      <text:p text:style-name="P22"><text:span text:style-name="T13">Руководитель К. п. н., зав. кафедрой ПМИ<text:tab/></text:span><text:span text:style-name="T15"> <text:tab/> </text:span><text:span text:style-name="T13"><text:tab/>/ Е.В.Разова /</text:span></text:p>
      <text:p text:style-name="P20"/>
      <text:p text:style-name="P23"><text:span text:style-name="T13">Работа защищена с оценкой<text:tab/></text:span><text:span text:style-name="T15"> <text:tab/> </text:span><text:span text:style-name="T13"><text:tab/> ____.____.2021 г.</text:span></text:p>
      <text:p text:style-name="P21"/>
      <text:p text:style-name="P24"><text:span text:style-name="T13">Члены комиссии:<text:tab/><text:tab/></text:span><text:span text:style-name="T15"> <text:tab/> </text:span><text:span text:style-name="T13"><text:tab/>/ </text:span><text:span text:style-name="T15"> <text:tab/> </text:span><text:span text:style-name="T13"> /</text:span></text:p>
      <text:p text:style-name="P24"><text:span text:style-name="T13"><text:tab/><text:tab/></text:span><text:span text:style-name="T15"> <text:tab/> </text:span><text:span text:style-name="T13"><text:tab/>/ </text:span><text:span text:style-name="T15"> <text:tab/> </text:span><text:span text:style-name="T13"> /</text:span></text:p>
      <text:p text:style-name="P20"/>
      <text:p text:style-name="P20"/>
      <text:p text:style-name="P20"/>
      <text:p text:style-name="P17"><text:span text:style-name="T13">Киров 2021</text:span></text:p>
      <text:table-of-content text:style-name="Sect1" text:protected="true" text:name="Оглавление1">
        <text:table-of-content-source text:outline-level="3" text:use-index-marks="false">
          <text:index-title-template text:style-name="Contents_20_Heading">Содержание
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extSection">
            <text:p text:style-name="P43"><text:soft-page-break/><text:span text:style-name="T16">Содержание</text:span></text:p>
            <text:p text:style-name="P25"/>
          </text:index-title>
          <text:p text:style-name="P1"><text:a xlink:type="simple" xlink:href="#_Toc98962731" text:style-name="Index_20_Link" text:visited-style-name="Index_20_Link"><text:span text:style-name="T18">Введение</text:span></text:a><text:a xlink:type="simple" xlink:href="#_Toc98962731" text:style-name="Index_20_Link" text:visited-style-name="Index_20_Link"><text:span text:style-name="T3"><text:tab/>3</text:span></text:a></text:p>
          <text:p text:style-name="P2"><text:a xlink:type="simple" xlink:href="#_Toc98962732" text:style-name="Index_20_Link" text:visited-style-name="Index_20_Link"><text:span text:style-name="T18">1.</text:span></text:a><text:a xlink:type="simple" xlink:href="#_Toc98962732" text:style-name="Index_20_Link" text:visited-style-name="Index_20_Link"><text:span text:style-name="T22"><text:tab/></text:span></text:a><text:a xlink:type="simple" xlink:href="#_Toc98962732" text:style-name="Index_20_Link" text:visited-style-name="Index_20_Link"><text:span text:style-name="T18">Обзор методов тематической классификации текстов</text:span></text:a><text:a xlink:type="simple" xlink:href="#_Toc98962732" text:style-name="Index_20_Link" text:visited-style-name="Index_20_Link"><text:span text:style-name="T3"><text:tab/>4</text:span></text:a></text:p>
          <text:p text:style-name="P3"><text:a xlink:type="simple" xlink:href="#_Toc98962733" text:style-name="Index_20_Link" text:visited-style-name="Index_20_Link"><text:span text:style-name="T18">1.1</text:span></text:a><text:a xlink:type="simple" xlink:href="#_Toc98962733" text:style-name="Index_20_Link" text:visited-style-name="Index_20_Link"><text:span text:style-name="T22"><text:tab/></text:span></text:a><text:a xlink:type="simple" xlink:href="#_Toc98962733" text:style-name="Index_20_Link" text:visited-style-name="Index_20_Link"><text:span text:style-name="T18">Терминология</text:span></text:a><text:a xlink:type="simple" xlink:href="#_Toc98962733" text:style-name="Index_20_Link" text:visited-style-name="Index_20_Link"><text:span text:style-name="T3"><text:tab/>4</text:span></text:a></text:p>
          <text:p text:style-name="P1"><text:a xlink:type="simple" xlink:href="#_Toc98962734" text:style-name="Index_20_Link" text:visited-style-name="Index_20_Link"><text:span text:style-name="T18">Заключение</text:span></text:a><text:a xlink:type="simple" xlink:href="#_Toc98962734" text:style-name="Index_20_Link" text:visited-style-name="Index_20_Link"><text:span text:style-name="T3"><text:tab/>5</text:span></text:a></text:p>
          <text:p text:style-name="P1"><text:a xlink:type="simple" xlink:href="#_Toc98962735" text:style-name="Index_20_Link" text:visited-style-name="Index_20_Link"><text:span text:style-name="T18">Библиографический список</text:span></text:a><text:a xlink:type="simple" xlink:href="#_Toc98962735" text:style-name="Index_20_Link" text:visited-style-name="Index_20_Link"><text:span text:style-name="T3"><text:tab/>7</text:span></text:a></text:p>
          <text:p text:style-name="P1"><text:a xlink:type="simple" xlink:href="#_Toc98962736" text:style-name="Index_20_Link" text:visited-style-name="Index_20_Link"><text:span text:style-name="T18">Приложения</text:span></text:a><text:a xlink:type="simple" xlink:href="#_Toc98962736" text:style-name="Index_20_Link" text:visited-style-name="Index_20_Link"><text:span text:style-name="T3"><text:tab/>8</text:span></text:a></text:p>
          <text:p text:style-name="P4"><text:a xlink:type="simple" xlink:href="#_Toc98962737" text:style-name="Index_20_Link" text:visited-style-name="Index_20_Link"><text:span text:style-name="T18">Приложение А. Листинг программы</text:span></text:a><text:a xlink:type="simple" xlink:href="#_Toc98962737" text:style-name="Index_20_Link" text:visited-style-name="Index_20_Link"><text:span text:style-name="T3"><text:tab/>8</text:span></text:a></text:p>
          <text:p text:style-name="P26"/>
        </text:index-body>
      </text:table-of-content>
      <text:p text:style-name="P27"/>
      <text:h text:style-name="P5" text:outline-level="1"><text:bookmark-start text:name="_Toc98962731"/><text:span text:style-name="T17">Введение</text:span><text:bookmark-end text:name="_Toc98962731"/></text:h>
      <text:p text:style-name="P34"><text:span text:style-name="T4">С каждым днем в интернет</text:span><text:span text:style-name="T5">е появляется</text:span><text:span text:style-name="T4"> огромное количество текстовой информации, и ориентироваться в ней становится практически невозможно. Миллионы новостей, статей</text:span><text:span text:style-name="T7">,</text:span><text:span text:style-name="T4"> блогов </text:span><text:span text:style-name="T6">и </text:span><text:span text:style-name="T28">другие данные</text:span><text:span text:style-name="T4"> ежедневно загружа</text:span><text:span text:style-name="T6">ется</text:span><text:span text:style-name="T4"> во всемирную паутину. Появляется потребность в их тематической классификации для упрощения поиска нужной информации в интернете. Поэтому задача классификации </text:span><text:span text:style-name="T28">текстов</text:span><text:span text:style-name="T4"> </text:span><text:span text:style-name="T26">стала</text:span><text:span text:style-name="T4"> одной из актуальных тем </text:span><text:span text:style-name="T26">нашего времени</text:span><text:span text:style-name="T4">.</text:span></text:p>
      <text:p text:style-name="P34"><text:span text:style-name="T6">На помощь в классификации информации приходит </text:span><text:span text:style-name="T27">популярное</text:span><text:span text:style-name="T6"> на сегодняшний день направление</text:span><text:span text:style-name="T4"> <text:s/></text:span><text:span text:style-name="T6">в информатике — машинное обучение. </text:span><text:span text:style-name="T32">НАПИСАТЬ НЕМНОГО ПРО МО.</text:span></text:p>
      <text:p text:style-name="P41"><text:tab/><text:span text:style-name="T29">Целью работы является обучение качественной модели, способной классифицировать небольшие тексты по темам.</text:span></text:p>
      <text:p text:style-name="P42"><text:span text:style-name="T29"><text:tab/>Для достижения поставленной цели должны быть достигнуты следующие задачи: </text:span></text:p>
      <text:list xml:id="list2738878942" text:style-name="WWNum1">
        <text:list-item>
          <text:p text:style-name="P11"><text:span text:style-name="T2">провести анализ литературы </text:span><text:span text:style-name="T6">по данной теме</text:span><text:span text:style-name="T23">;</text:span></text:p>
        </text:list-item>
        <text:list-item>
          <text:p text:style-name="P11"><text:span text:style-name="T2">определить предметную область </text:span><text:span text:style-name="T6">текстов</text:span><text:span text:style-name="T2">;</text:span></text:p>
        </text:list-item>
        <text:list-item>
          <text:p text:style-name="P11"><text:span text:style-name="T2">подобрать готовый набор данных или написать парсер для его формирования;</text:span></text:p>
        </text:list-item>
        <text:list-item>
          <text:p text:style-name="P11"><text:span text:style-name="T2">сделать обзор методов тематической классификации текстов;</text:span></text:p>
        </text:list-item>
        <text:list-item>
          <text:p text:style-name="P11"><text:span text:style-name="T2">построить </text:span><text:span text:style-name="T7">нейронную </text:span><text:span text:style-name="T2">модель;</text:span></text:p>
        </text:list-item>
        <text:list-item>
          <text:p text:style-name="P11"><text:span text:style-name="T2">дать оценку качества построенной модели.</text:span></text:p>
        </text:list-item>
      </text:list>
      <text:p text:style-name="P28"/>
      <text:list xml:id="list1088056168" text:style-name="WWNum6">
        <text:list-item>
          <text:h text:style-name="P6" text:outline-level="1"><text:bookmark-start text:name="_Toc74039460"/><text:bookmark-start text:name="_Toc98962732"/><text:span text:style-name="T17"><text:s/>Машинное обучение и его применение</text:span></text:h>
        </text:list-item>
      </text:list>
      <text:p text:style-name="P35">Машинное обучение – это специализированный способ, позволяющий обучать компьютеры, не прибегая к программированию. Отчасти это похоже на процесс обучения младенца, который учится самостоятельно классифицировать объекты и события, определять взаимосвязи между ними.</text:p>
      <text:p text:style-name="P35">В основе машинного обучения лежат три одинаково важных компонента:</text:p>
      <text:list xml:id="list125195326" text:style-name="WWNum9">
        <text:list-item>
          <text:p text:style-name="P12"><text:span text:style-name="T21">Данные. </text:span>Собираются всевозможными способами. Чем больше данных, тем эффективней машинное обучение и точнее будущий результат.</text:p>
        </text:list-item>
        <text:list-item>
          <text:p text:style-name="P12"><text:span text:style-name="T21">Признаки. </text:span>Определяют, на каких параметрах строится машинное обучение.</text:p>
        </text:list-item>
        <text:list-item>
          <text:p text:style-name="P12"><text:span text:style-name="T21">Алгоритм. </text:span>Выбор метода машинного обучения (при условии наличия хороших данных) будет влиять на точность, скорость работы и размер готовой модели.</text:p>
        </text:list-item>
      </text:list>
      <text:p text:style-name="P35">Задачи, которые способно решить машинное обучение, напрямую определяют выгоды для бизнеса и возможности решения социальных проблем государствами разных стран. К основным задачам относятся:</text:p>
      <text:list xml:id="list353803253" text:style-name="WWNum8">
        <text:list-item>
          <text:p text:style-name="P13"><text:span text:style-name="T21">Регрессия.</text:span> Предоставляет прогноз на основе выборки объектов с различными признаками. По итогам анализа данных на выходе получается число или числовой вектор. Например, таким образом работает кредитный скоринг — оценка кредитоспособности потенциального заёмщика.</text:p>
        </text:list-item>
        <text:list-item>
          <text:p text:style-name="P13"><text:span text:style-name="T21">Классификация.</text:span> Выявляет категории объектов на основе имеющихся параметров. Продолжает традиции машинного зрения, поэтому часто можно встретить термин «распознавание образов»: например, идентификация разыскиваемых людей по фото или на основании словесного описания внешности.</text:p>
        </text:list-item>
        <text:list-item>
          <text:p text:style-name="P13"><text:soft-page-break/><text:span text:style-name="T21">Кластеризация.</text:span> Разделяет данные на схожие категории по объединяющему признаку. Например, космические объекты кластеризируют по удаленности, размерам, типам и другим признакам.</text:p>
        </text:list-item>
        <text:list-item>
          <text:p text:style-name="P13"><text:span text:style-name="T21">Идентификация.</text:span> Отделяет данные с заданными параметрами от остального массива данных. К примеру, участвует в постановке медицинского диагноза по набору симптомов.</text:p>
        </text:list-item>
        <text:list-item>
          <text:p text:style-name="P13"><text:span text:style-name="T21">Прогнозирование.</text:span> Работает с объемами данных за определенный период и предсказывает на основе анализа их значение через заданный период времени. Примером может служить прогноз погоды.</text:p>
        </text:list-item>
        <text:list-item>
          <text:p text:style-name="P13"><text:span text:style-name="T21">Извлечение знаний.</text:span> Исследует зависимости между рядом показателей одного и того же явления или события. Например, находит закономерности во взаимодействии биржевых показателей.</text:p>
        </text:list-item>
      </text:list>
      <text:p text:style-name="P35">В таблице 1.1 перечислены некоторые популярные области применения машинного обучения.</text:p>
      <text:p text:style-name="P30"><text:span text:style-name="T24">Таблица 1.1. Популярные области применения машинного обучения</text:span></text:p>
      <table:table table:name="Таблица1" table:style-name="Таблица1">
        <table:table-column table:style-name="Таблица1.A" table:number-columns-repeated="2"/>
        <table:table-row table:style-name="Таблица1.1">
          <table:table-cell table:style-name="Таблица1.A1" office:value-type="string">
            <text:p text:style-name="P31"><text:span text:style-name="T14">Автономные машины</text:span></text:p>
            <text:p text:style-name="P31"><text:span text:style-name="T14">Анализ эмоциональной окраски (например, классификация рецензий на фильмы на отрицательные, положительные и нейтральные)</text:span></text:p>
            <text:p text:style-name="P31"><text:span text:style-name="T14">Выявление аномалий</text:span></text:p>
            <text:p text:style-name="P31"><text:span text:style-name="T14">Выявление закономерностей в данных</text:span></text:p>
            <text:p text:style-name="P31"><text:span text:style-name="T14">Выявление попыток мошенничества с кредитными картами</text:span></text:p>
            <text:p text:style-name="P31"><text:span text:style-name="T14">Выявление попыток страхового мошенничества</text:span></text:p>
            <text:p text:style-name="P31"><text:span text:style-name="T14">Глубокий анализ данных в социальных сетях (Facebook, Twitter, LinkedIn)</text:span></text:p>
            <text:p text:style-name="P31"><text:span text:style-name="T14">Диагностическая медицина</text:span></text:p>
            <text:p text:style-name="P31"><text:span text:style-name="T14">Исследование данных</text:span></text:p>
            <text:p text:style-name="P31"><text:span text:style-name="T14">Классификация новостей: спорт, финансы, политика и т. д.</text:span></text:p>
            <text:p text:style-name="P31"><text:span text:style-name="T14">Классификация электронной почты и выделение спама</text:span></text:p>
            <text:p text:style-name="P31"><text:soft-page-break/><text:span text:style-name="T14">Маркетинг: деление клиентов на группы</text:span></text:p>
            <text:p text:style-name="P31"><text:span text:style-name="T14">Обнаружение вторжений в компьютерные системы</text:span></text:p>
          </table:table-cell>
          <table:table-cell table:style-name="Таблица1.A1" office:value-type="string">
            <text:p text:style-name="P31"><text:span text:style-name="T14">Обнаружение объектов в сценах</text:span></text:p>
            <text:p text:style-name="P31"><text:span text:style-name="T14">Перевод естественных языков (с английского на испанский, с французского на японский и т. д.)</text:span></text:p>
            <text:p text:style-name="P31"><text:span text:style-name="T14">Прогнозирование временных рядов — например, предсказание будущих котировок акций и прогнозы погоды</text:span></text:p>
            <text:p text:style-name="P31"><text:span text:style-name="T14">Прогнозирование нарушений выплат ипотечных кредитов</text:span></text:p>
            <text:p text:style-name="P31"><text:span text:style-name="T14">Прогнозирование оттока клиентов</text:span></text:p>
            <text:p text:style-name="P31"><text:span text:style-name="T14">Распознавание голоса</text:span></text:p>
            <text:p text:style-name="P31"><text:span text:style-name="T14">Распознавание лиц</text:span></text:p>
            <text:p text:style-name="P31"><text:span text:style-name="T14">Распознавание образов и классификация изображений</text:span></text:p>
            <text:p text:style-name="P31"><text:span text:style-name="T14">Распознавание рукописного текста</text:span></text:p>
            <text:p text:style-name="P31"><text:span text:style-name="T14">Рекомендательные системы («тем, кто купил этот продукт, также понравились…»)</text:span></text:p>
            <text:p text:style-name="P31"><text:span text:style-name="T14">Сжатие данных</text:span></text:p>
            <text:p text:style-name="P31"><text:soft-page-break/><text:span text:style-name="T14">Фильтрация спама</text:span></text:p>
            <text:p text:style-name="P31"><text:span text:style-name="T14">Чат-боты</text:span></text:p>
          </table:table-cell>
        </table:table-row>
      </table:table>
      <text:h text:style-name="P9" text:outline-level="2"><text:span text:style-name="T19"><text:tab/></text:span></text:h>
      <text:list xml:id="list184853132858715" text:continue-list="list1088056168" text:style-name="WWNum6">
        <text:list-item>
          <text:h text:style-name="P7" text:outline-level="1"><text:span text:style-name="T17">Обзор </text:span><text:bookmark-end text:name="_Toc74039460"/><text:span text:style-name="T17">методов тематической классификации текстов</text:span><text:bookmark-end text:name="_Toc98962732"/></text:h>
          <text:list>
            <text:list-item>
              <text:h text:style-name="P10" text:outline-level="2"><text:bookmark-start text:name="_Toc74039461"/><text:bookmark-start text:name="_Toc98962733"/><text:span text:style-name="T20">Терминология</text:span><text:bookmark-end text:name="_Toc74039461"/><text:bookmark-end text:name="_Toc98962733"/></text:h>
            </text:list-item>
          </text:list>
        </text:list-item>
        <text:list-item>
          <text:h text:style-name="P7" text:outline-level="1"><text:span text:style-name="T17">Подготовка размеченного корпуса</text:span></text:h>
        </text:list-item>
      </text:list>
      <text:p text:style-name="P29"><text:span text:style-name="T25">Для обучения нейронной модели классифицировать текстовые сообщения был взят готовый корпус блогов с сайта хабр, темами которых выступают теги. Данных было очень много (230к), поэтому был написан скрипт, который конвертирует данные из csv в xlsx, параллельно считая количество символов в тексте блога. Медиана = 7438, следовательно количество текстов, длина которых меньше медианы ~115к. Был написан скрипт, который соотносит строки с текстами и их тегами, чтобы образовалась единая таблица, пригодная для использования в обучении. На это было потрачено много сил и времени, поставьте 4.</text:span></text:p>
      <text:p text:style-name="P32"/>
      <text:p text:style-name="P28"/>
      <text:p text:style-name="P28"/>
      <text:h text:style-name="P5" text:outline-level="1"><text:bookmark-start text:name="_Toc74039479"/><text:bookmark-start text:name="_Toc98962734"/><text:span text:style-name="T17">Заключение</text:span><text:bookmark-end text:name="_Toc74039479"/><text:bookmark-end text:name="_Toc98962734"/></text:h>
      <text:p text:style-name="P37"/>
      <text:p text:style-name="P38"><text:span text:style-name="T2">В данном курсовом проекте были решены все задачи и достигнута поставленная цель. </text:span></text:p>
      <text:p text:style-name="P38"><text:span text:style-name="T2">Во-первых, был произведен обзор аналогов игры Судоку и выявлен недостающий функционал, а именно отсутствие возможности ввода собственного Судоку и его решения.</text:span></text:p>
      <text:p text:style-name="P38"><text:span text:style-name="T2">Во-вторых, были рассмотрены алгоритм генерации и алгоритмы решения головоломки, а именно Алгоритм перебора с возвратом и его модификация. Они представлены в виде псевдокода и для наглядности продублированы примерами. Данные алгоритмы были протестированы на различных входных данных, благодаря чему сделаны выводы и выбран оптимальный алгоритм для реализации игрового приложения.</text:span></text:p>
      <text:p text:style-name="P38"><text:span text:style-name="T2">В-третьих, было спроектировано и разработано приложение Судоку, которое включает в себя следующие функции:</text:span></text:p>
      <text:list xml:id="list198806994" text:style-name="WWNum2">
        <text:list-item>
          <text:p text:style-name="P14"><text:span text:style-name="T2">Выбор режима игры: генерируемая игра или решение собственного Судоку.</text:span></text:p>
        </text:list-item>
        <text:list-item>
          <text:p text:style-name="P14"><text:span text:style-name="T2">Выбор размера и сложности игры. Для генерируемой игры доступны размеры 4×4, 9×9, 16×16, 25×25 и сложности легкая, средняя, высокая и эксперт. Для собственной игры доступны размеры 4×4 и 9×9.</text:span></text:p>
        </text:list-item>
        <text:list-item>
          <text:p text:style-name="P14"><text:span text:style-name="T2">Подсказки для обоих режимов.</text:span></text:p>
        </text:list-item>
        <text:list-item>
          <text:p text:style-name="P14"><text:span text:style-name="T2">Возможность показать всё решение для обоих режимов.</text:span></text:p>
        </text:list-item>
        <text:list-item>
          <text:p text:style-name="P14"><text:span text:style-name="T2">Пауза.</text:span></text:p>
        </text:list-item>
        <text:list-item>
          <text:p text:style-name="P14"><text:span text:style-name="T2">Фоновая музыка, громкостью которой можно управлять из приложения.</text:span></text:p>
        </text:list-item>
      </text:list>
      <text:p text:style-name="P38"><text:span text:style-name="T2">В-четвертых, были обработаны все непредвиденные ситуации поведения пользователя при использовании приложения, а также написаны </text:span><text:soft-page-break/><text:span text:style-name="T23">Unit</text:span><text:span text:style-name="T2">-тесты, которые показывают корректность основных методов программы.</text:span></text:p>
      <text:p text:style-name="P38"><text:span text:style-name="T2">Таким образом, результатом курсового проекта стало игровое приложение Судоку, основанное на рассмотренных алгоритмах, которые были описаны благодаря анализу научной литературы.</text:span></text:p>
      <text:p text:style-name="P39"/>
      <text:h text:style-name="P5" text:outline-level="1"><text:bookmark-start text:name="_Toc74039480"/><text:bookmark-start text:name="_Toc98962735"/><text:span text:style-name="T17">Библиографический список</text:span><text:bookmark-end text:name="_Toc74039480"/><text:bookmark-end text:name="_Toc98962735"/></text:h>
      <text:list xml:id="list2766183875" text:style-name="WWNum3">
        <text:list-item>
          <text:p text:style-name="P15"><text:span text:style-name="T2">Дейтел Пол, Дейтел Харви. Python: Искусственный интеллект, большие данные и облачные вычисления. — СПб.: Питер, 2020. — 864 с.: ил. — (Серия «Для профессионалов»).</text:span></text:p>
        </text:list-item>
        <text:list-item>
          <text:p text:style-name="P15"><text:span text:style-name="T2">Рашид, Тарик. Создаем нейронную сеть. : Пер. с англ. — СПб. : ООО “Альфа-книга”, 2017. — 272 с. : ил. — Парал. тит. англ.</text:span></text:p>
        </text:list-item>
        <text:list-item>
          <text:p text:style-name="P16"/>
        </text:list-item>
      </text:list>
      <text:h text:style-name="P5" text:outline-level="1"><text:bookmark-start text:name="_Toc98962736"/><text:span text:style-name="T17">Приложения</text:span><text:bookmark-end text:name="_Toc98962736"/></text:h>
      <text:p text:style-name="P36"/>
      <text:h text:style-name="P8" text:outline-level="2"><text:bookmark-start text:name="_Toc38539510"/><text:bookmark-start text:name="_Toc98962737"/><text:span text:style-name="T21">Приложение А. Листинг программы</text:span><text:bookmark-end text:name="_Toc38539510"/><text:bookmark-end text:name="_Toc98962737"/></text:h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4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4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212cm" fo:margin-bottom="0.212cm" loext:contextual-spacing="false" fo:line-height="108%" fo:text-align="justify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font-size-asian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3pt"/>
    </style:style>
    <style:style style:name="Заголовок_20__28_задачи_29_" style:display-name="Заголовок (задачи)" style:family="paragraph" style:parent-style-name="Heading_20_1" style:next-style-name="Standard" style:default-outline-level="">
      <style:paragraph-properties fo:line-height="100%"/>
      <style:text-properties style:font-name="Times New Roman" fo:font-family="'Times New Roman'" style:font-family-generic="roman" style:font-pitch="variable" fo:font-weight="bold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TOC_20_Heading" style:display-name="TOC Heading" style:family="paragraph" style:parent-style-name="Heading_20_1" style:next-style-name="Standard" style:default-outline-level="">
      <style:text-properties style:language-asian="ru" style:country-asian="RU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212cm" fo:margin-bottom="0.176cm" loext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.212cm" fo:margin-bottom="0.176cm" loext:contextual-spacing="false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.212cm" fo:margin-bottom="0.176cm" loext:contextual-spacing="false" fo:text-indent="0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.212cm" fo:margin-bottom="0.212cm" loext:contextual-spacing="true" fo:text-indent="0cm" style:auto-text-indent="false"/>
    </style:style>
    <style:style style:name="Default_20_Paragraph_20_Font" style:display-name="Default Paragraph Font" style:family="text"/>
    <style:style style:name="Заголовок_20__28_задачи_29__20_Знак" style:display-name="Заголовок (задачи) Знак" style:family="text" style:parent-style-name="Заголовок_20_1_20_Знак">
      <style:text-properties fo:color="#2f5496" style:font-name="Times New Roman" fo:font-family="'Times New Roman'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Заголовок_20_1_20_Знак" style:display-name="Заголовок 1 Знак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3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7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8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9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0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3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4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5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6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7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0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Владислав Кочкин</meta:initial-creator>
    <meta:editing-cycles>18</meta:editing-cycles>
    <meta:creation-date>2022-03-23T17:36:00</meta:creation-date>
    <dc:date>2022-04-24T18:48:53.017411340</dc:date>
    <meta:generator>LibreOffice/6.4.7.2$Linux_X86_64 LibreOffice_project/40$Build-2</meta:generator>
    <meta:editing-duration>PT26M14S</meta:editing-duration>
    <meta:document-statistic meta:table-count="1" meta:image-count="0" meta:object-count="0" meta:page-count="10" meta:paragraph-count="100" meta:word-count="1005" meta:character-count="7894" meta:non-whitespace-character-count="696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